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2" style:family="paragraph">
      <loext:graphic-properties draw:fill-color="#ffffff"/>
    </style:style>
    <style:style style:name="T1" style:family="text">
      <style:text-properties fo:font-size="13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68cm" svg:height="0.962cm" svg:x="0.75cm" svg:y="0.3cm">
          <draw:text-box>
            <text:p><text:span text:style-name="T1">Alternativ</text:span><text:span text:style-name="T1">kostna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4-18T12:28:22.244964802</dc:date>
    <meta:editing-duration>P5DT4H12M45S</meta:editing-duration>
    <meta:editing-cycles>481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21"/>
  </office:meta>
</office:document-meta>
</file>